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29755f" style:font-weight-asian="bold" style:font-weight-complex="bold"/>
    </style:style>
    <style:style style:name="P6" style:family="paragraph" style:parent-style-name="Standard" style:list-style-name="L7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tyle="normal" style:text-underline-style="none" fo:font-weight="normal" officeooo:rsid="0024eff4" officeooo:paragraph-rsid="0024eff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4eff4" officeooo:paragraph-rsid="0024eff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4eff4" officeooo:paragraph-rsid="002b745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6e87b" officeooo:paragraph-rsid="0026e87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866e0" officeooo:paragraph-rsid="002866e0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ab8ff" officeooo:paragraph-rsid="002ab8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b7451" officeooo:paragraph-rsid="002b7451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tyle="normal" style:text-underline-style="none" fo:font-weight="normal" officeooo:rsid="002ce0ee" officeooo:paragraph-rsid="002ce0ee" style:font-style-asian="normal" style:font-weight-asian="normal" style:font-style-complex="normal" style:font-weight-complex="normal"/>
    </style:style>
    <style:style style:name="T1" style:family="text">
      <style:text-properties officeooo:rsid="0023c02d"/>
    </style:style>
    <style:style style:name="T2" style:family="text">
      <style:text-properties officeooo:rsid="0026e87b"/>
    </style:style>
    <style:style style:name="T3" style:family="text">
      <style:text-properties officeooo:rsid="002866e0"/>
    </style:style>
    <style:style style:name="T4" style:family="text">
      <style:text-properties officeooo:rsid="002b7451"/>
    </style:style>
    <style:style style:name="T5" style:family="text">
      <style:text-properties officeooo:rsid="002ce0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G <text:span text:style-name="T1">345</text:span> – <text:span text:style-name="T1">General Entomology</text:span> – Exam <text:span text:style-name="T1">2</text:span> – <text:span text:style-name="T1">November 16, 2015</text:span> <text:s text:c="14"/>Name:______________________________</text:p>
      <text:p text:style-name="P1"/>
      <text:list xml:id="list8227687096081023445" text:style-name="L1">
        <text:list-header>
          <text:p text:style-name="P7">1. What 2 pieces of information are conveyed during the honeybee waggle dance? <text:span text:style-name="T5">(2 points)</text:span></text:p>
        </text:list-header>
      </text:list>
      <text:p text:style-name="P8"/>
      <text:p text:style-name="P8"/>
      <text:p text:style-name="P8"/>
      <text:p text:style-name="P8">2. <text:span text:style-name="T2">Most insect species are referred to as having an “r-selected reproductive strategy”. What does this mean? (1 point)</text:span></text:p>
      <text:p text:style-name="P8"/>
      <text:p text:style-name="P8"/>
      <text:p text:style-name="P8"/>
      <text:p text:style-name="P10">3. What color of flowers is not very attractive to insects? <text:span text:style-name="T5">(1 point)</text:span></text:p>
      <text:p text:style-name="P14"/>
      <text:p text:style-name="P14">Circle one: white, red, yellow, violet</text:p>
      <text:p text:style-name="P10"/>
      <text:p text:style-name="P10">4. There are many species of flies that mimic bees. What kind of mimicry is this <text:span text:style-name="T3">and what is the selective advantage for this phenomenon? (2 points)</text:span></text:p>
      <text:p text:style-name="P10"/>
      <text:p text:style-name="P10"/>
      <text:p text:style-name="P10"/>
      <text:p text:style-name="P11">5. What two characteristics must be present for an organism to be considered an “invasive species”? (2 points)</text:p>
      <text:p text:style-name="P10"/>
      <text:p text:style-name="P10"/>
      <text:p text:style-name="P10"/>
      <text:p text:style-name="P12">6. Sometimes, after a farmer applies a broad-spectrum insecticide, there is a pest population explosion referred to as “pest resurgence”? Explain what might be is happening here. (2 points)</text:p>
      <text:p text:style-name="P12"/>
      <text:p text:style-name="P12"/>
      <text:p text:style-name="P12">7. Tropical islands are much more susceptible to damage from invasive species than are continents? Give two reasons for this difference in risk. (2 points)</text:p>
      <text:p text:style-name="P12"/>
      <text:p text:style-name="P12"/>
      <text:p text:style-name="P12"/>
      <text:p text:style-name="P12">8. Give three characteristics of eusocial insect societies. <text:s/>(3 points)</text:p>
      <text:p text:style-name="P12"/>
      <text:p text:style-name="P12"/>
      <text:p text:style-name="P12">9. <text:span text:style-name="T4">What is the difference in the origin of insect wings and those of birds and bats? (1 point)</text:span></text:p>
      <text:p text:style-name="P12"/>
      <text:p text:style-name="P12"/>
      <text:p text:style-name="P12"/>
      <text:p text:style-name="P13">10. Give the scientific name and taxonomic rank of a group of insects not found on Guam . (2points)</text:p>
      <text:p text:style-name="P9"/>
      <text:p text:style-name="P8"/>
      <text:p text:style-name="P8"/>
      <text:p text:style-name="P3"/>
      <text:list xml:id="list744882863481821392" text:style-name="L7">
        <text:list-header>
          <text:p text:style-name="P6">Classify each specimen in the box to order. <text:s/>Hint: You will need to use a microscope to correctly identify some of these specimens. <text:s/>(1 point will be awarded for each specimen correctly classified with a correctly spelled scientific name for the taxonomic order it belongs to.)</text:p>
        </text:list-header>
      </text:list>
      <text:p text:style-name="P4"/>
      <text:p text:style-name="P4">1. ___________________________________________</text:p>
      <text:p text:style-name="P4"/>
      <text:p text:style-name="P4">2. ___________________________________________</text:p>
      <text:p text:style-name="P4"/>
      <text:p text:style-name="P4">3. ___________________________________________</text:p>
      <text:p text:style-name="P4"/>
      <text:p text:style-name="P4">4. ___________________________________________</text:p>
      <text:p text:style-name="P4"/>
      <text:p text:style-name="P4">5. ___________________________________________</text:p>
      <text:p text:style-name="P4"/>
      <text:p text:style-name="P4">6. ___________________________________________</text:p>
      <text:p text:style-name="P4"/>
      <text:p text:style-name="P4">7. ___________________________________________</text:p>
      <text:p text:style-name="P4"/>
      <text:p text:style-name="P4">8. ___________________________________________</text:p>
      <text:p text:style-name="P4"/>
      <text:p text:style-name="P4">9. ___________________________________________</text:p>
      <text:p text:style-name="P4"/>
      <text:p text:style-name="P4">10. __________________________________________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09-10-15T12:44:32.32</meta:creation-date>
    <dc:date>2015-11-16T09:47:48.354823048</dc:date>
    <meta:editing-duration>PT7H3M40S</meta:editing-duration>
    <meta:editing-cycles>19</meta:editing-cycles>
    <meta:generator>LibreOffice/4.2.8.2$Linux_X86_64 LibreOffice_project/420m0$Build-2</meta:generator>
    <meta:printed-by>Aubrey Moore</meta:printed-by>
    <meta:print-date>2013-02-28T17:17:28.60</meta:print-date>
    <dc:creator>Aubrey Moore</dc:creator>
    <meta:document-statistic meta:table-count="0" meta:image-count="0" meta:object-count="0" meta:page-count="2" meta:paragraph-count="23" meta:word-count="276" meta:character-count="2023" meta:non-whitespace-character-count="1750"/>
  </office:meta>
</office:document-meta>
</file>